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2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39727"/>
    </style:style>
    <style:style style:name="T5" style:family="text">
      <style:text-properties officeooo:rsid="00157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o de desarrollo</text:p>
      <text:p text:style-name="P2"/>
      <text:p text:style-name="P3">04/05/2020:</text:p>
      <text:p text:style-name="P3"/>
      <text:p text:style-name="P4">despues de mucho timpo sin iniciar <text:span text:style-name="T4">ubuntu</text:span>…</text:p>
      <text:p text:style-name="P4"/>
      <text:p text:style-name="P5">Comprobando estado de ubuntu</text:p>
      <text:p text:style-name="P6">actualizar programas ubuntu </text:p>
      <text:p text:style-name="P7">intento de usar la carpeta que habia en windows, no he podido, <text:span text:style-name="T2">plan b duplicar repositorio en el equipo</text:span></text:p>
      <text:p text:style-name="P7">clonado el proyecto desde ubuntu <text:span text:style-name="T1">(Duplicado)</text:span></text:p>
      <text:p text:style-name="P7"/>
      <text:p text:style-name="P8">instalar eclipse <text:span text:style-name="T3">IDE</text:span></text:p>
      <text:p text:style-name="P9">importando y pro<text:span text:style-name="T5">b</text:span>ando el proyecto</text:p>
      <text:p text:style-name="P10">Instaladno plugin WindowBuilder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04T20:16:13.079040355</dc:date>
    <meta:editing-duration>PT1H14M52S</meta:editing-duration>
    <meta:editing-cycles>18</meta:editing-cycles>
    <meta:document-statistic meta:table-count="0" meta:image-count="0" meta:object-count="0" meta:page-count="1" meta:paragraph-count="10" meta:word-count="54" meta:character-count="360" meta:non-whitespace-character-count="315"/>
  </office:meta>
</office:document-meta>
</file>